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2.97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40.68mm"/>
    </style:style>
    <style:style style:name="co6" style:family="table-column">
      <style:table-column-properties fo:break-before="auto" style:column-width="51.84mm"/>
    </style:style>
    <style:style style:name="co7" style:family="table-column">
      <style:table-column-properties fo:break-before="auto" style:column-width="4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Error_log_northsat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1.jpg</text:p>
          </table:table-cell>
          <table:table-cell office:value-type="string" calcext:value-type="string">
            <text:p>0004502.jpg</text:p>
          </table:table-cell>
          <table:table-cell office:value-type="float" office:value="1.26439758663482" calcext:value-type="float">
            <text:p>1.2643975866</text:p>
          </table:table-cell>
          <table:table-cell office:value-type="float" office:value="8.74201841977707" calcext:value-type="float">
            <text:p>8.7420184198</text:p>
          </table:table-cell>
          <table:table-cell office:value-type="float" office:value="33.832634612522" calcext:value-type="float">
            <text:p>33.8326346125</text:p>
          </table:table-cell>
          <table:table-cell office:value-type="float" office:value="-84.4300660646202" calcext:value-type="float">
            <text:p>-84.4300660646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2.jpg</text:p>
          </table:table-cell>
          <table:table-cell office:value-type="string" calcext:value-type="string">
            <text:p>0004503.jpg</text:p>
          </table:table-cell>
          <table:table-cell office:value-type="float" office:value="1.4023318654125" calcext:value-type="float">
            <text:p>1.4023318654</text:p>
          </table:table-cell>
          <table:table-cell office:value-type="float" office:value="9.21885576577273" calcext:value-type="float">
            <text:p>9.2188557658</text:p>
          </table:table-cell>
          <table:table-cell office:value-type="float" office:value="33.8326344168709" calcext:value-type="float">
            <text:p>33.8326344169</text:p>
          </table:table-cell>
          <table:table-cell office:value-type="float" office:value="-84.4300660272328" calcext:value-type="float">
            <text:p>-84.4300660272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3.jpg</text:p>
          </table:table-cell>
          <table:table-cell office:value-type="string" calcext:value-type="string">
            <text:p>0004504.jpg</text:p>
          </table:table-cell>
          <table:table-cell office:value-type="float" office:value="1.27924317287485" calcext:value-type="float">
            <text:p>1.2792431729</text:p>
          </table:table-cell>
          <table:table-cell office:value-type="float" office:value="7.93283982269103" calcext:value-type="float">
            <text:p>7.9328398227</text:p>
          </table:table-cell>
          <table:table-cell office:value-type="float" office:value="33.8326500458707" calcext:value-type="float">
            <text:p>33.8326500459</text:p>
          </table:table-cell>
          <table:table-cell office:value-type="float" office:value="-84.4300626960545" calcext:value-type="float">
            <text:p>-84.4300626961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4.jpg</text:p>
          </table:table-cell>
          <table:table-cell office:value-type="string" calcext:value-type="string">
            <text:p>0004505.jpg</text:p>
          </table:table-cell>
          <table:table-cell office:value-type="float" office:value="1.56864571670359" calcext:value-type="float">
            <text:p>1.5686457167</text:p>
          </table:table-cell>
          <table:table-cell office:value-type="float" office:value="9.25064484881339" calcext:value-type="float">
            <text:p>9.2506448488</text:p>
          </table:table-cell>
          <table:table-cell office:value-type="float" office:value="33.832642307151" calcext:value-type="float">
            <text:p>33.8326423072</text:p>
          </table:table-cell>
          <table:table-cell office:value-type="float" office:value="-84.4300645209088" calcext:value-type="float">
            <text:p>-84.4300645209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5.jpg</text:p>
          </table:table-cell>
          <table:table-cell office:value-type="string" calcext:value-type="string">
            <text:p>0004506.jpg</text:p>
          </table:table-cell>
          <table:table-cell office:value-type="float" office:value="1.73036176470869" calcext:value-type="float">
            <text:p>1.7303617647</text:p>
          </table:table-cell>
          <table:table-cell office:value-type="float" office:value="9.72748218256584" calcext:value-type="float">
            <text:p>9.7274821826</text:p>
          </table:table-cell>
          <table:table-cell office:value-type="float" office:value="33.8326421168549" calcext:value-type="float">
            <text:p>33.8326421169</text:p>
          </table:table-cell>
          <table:table-cell office:value-type="float" office:value="-84.430064740284" calcext:value-type="float">
            <text:p>-84.4300647403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6.jpg</text:p>
          </table:table-cell>
          <table:table-cell office:value-type="string" calcext:value-type="string">
            <text:p>0004507.jpg</text:p>
          </table:table-cell>
          <table:table-cell office:value-type="float" office:value="2.10169211197081" calcext:value-type="float">
            <text:p>2.101692112</text:p>
          </table:table-cell>
          <table:table-cell office:value-type="float" office:value="11.3381327751008" calcext:value-type="float">
            <text:p>11.3381327751</text:p>
          </table:table-cell>
          <table:table-cell office:value-type="float" office:value="33.8326317580244" calcext:value-type="float">
            <text:p>33.832631758</text:p>
          </table:table-cell>
          <table:table-cell office:value-type="float" office:value="-84.4300675286916" calcext:value-type="float">
            <text:p>-84.4300675287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7.jpg</text:p>
          </table:table-cell>
          <table:table-cell office:value-type="string" calcext:value-type="string">
            <text:p>0004508.jpg</text:p>
          </table:table-cell>
          <table:table-cell office:value-type="float" office:value="2.05946184683367" calcext:value-type="float">
            <text:p>2.0594618468</text:p>
          </table:table-cell>
          <table:table-cell office:value-type="float" office:value="10.6334731054485" calcext:value-type="float">
            <text:p>10.6334731054</text:p>
          </table:table-cell>
          <table:table-cell office:value-type="float" office:value="33.8326421671727" calcext:value-type="float">
            <text:p>33.8326421672</text:p>
          </table:table-cell>
          <table:table-cell office:value-type="float" office:value="-84.4300652273646" calcext:value-type="float">
            <text:p>-84.4300652274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8.jpg</text:p>
          </table:table-cell>
          <table:table-cell office:value-type="string" calcext:value-type="string">
            <text:p>0004509.jpg</text:p>
          </table:table-cell>
          <table:table-cell office:value-type="float" office:value="2.2441669373718" calcext:value-type="float">
            <text:p>2.2441669374</text:p>
          </table:table-cell>
          <table:table-cell office:value-type="float" office:value="11.11031042566" calcext:value-type="float">
            <text:p>11.1103104257</text:p>
          </table:table-cell>
          <table:table-cell office:value-type="float" office:value="33.8326419820531" calcext:value-type="float">
            <text:p>33.8326419821</text:p>
          </table:table-cell>
          <table:table-cell office:value-type="float" office:value="-84.4300656949438" calcext:value-type="float">
            <text:p>-84.4300656949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09.jpg</text:p>
          </table:table-cell>
          <table:table-cell office:value-type="string" calcext:value-type="string">
            <text:p>0004510.jpg</text:p>
          </table:table-cell>
          <table:table-cell office:value-type="float" office:value="2.04671876910905" calcext:value-type="float">
            <text:p>2.0467187691</text:p>
          </table:table-cell>
          <table:table-cell office:value-type="float" office:value="9.65595646579312" calcext:value-type="float">
            <text:p>9.6559564658</text:p>
          </table:table-cell>
          <table:table-cell office:value-type="float" office:value="33.8326591110466" calcext:value-type="float">
            <text:p>33.832659111</text:p>
          </table:table-cell>
          <table:table-cell office:value-type="float" office:value="-84.4300615155177" calcext:value-type="float">
            <text:p>-84.4300615155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0.jpg</text:p>
          </table:table-cell>
          <table:table-cell office:value-type="string" calcext:value-type="string">
            <text:p>0004511.jpg</text:p>
          </table:table-cell>
          <table:table-cell office:value-type="float" office:value="2.67842206912805" calcext:value-type="float">
            <text:p>2.6784220691</text:p>
          </table:table-cell>
          <table:table-cell office:value-type="float" office:value="12.1593524785987" calcext:value-type="float">
            <text:p>12.1593524786</text:p>
          </table:table-cell>
          <table:table-cell office:value-type="float" office:value="33.8326407671481" calcext:value-type="float">
            <text:p>33.8326407671</text:p>
          </table:table-cell>
          <table:table-cell office:value-type="float" office:value="-84.4300673559383" calcext:value-type="float">
            <text:p>-84.4300673559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1.jpg</text:p>
          </table:table-cell>
          <table:table-cell office:value-type="string" calcext:value-type="string">
            <text:p>0004512.jpg</text:p>
          </table:table-cell>
          <table:table-cell office:value-type="float" office:value="2.63545272983524" calcext:value-type="float">
            <text:p>2.6354527298</text:p>
          </table:table-cell>
          <table:table-cell office:value-type="float" office:value="11.4874452950341" calcext:value-type="float">
            <text:p>11.487445295</text:p>
          </table:table-cell>
          <table:table-cell office:value-type="float" office:value="33.832650881028" calcext:value-type="float">
            <text:p>33.832650881</text:p>
          </table:table-cell>
          <table:table-cell office:value-type="float" office:value="-84.430065055469" calcext:value-type="float">
            <text:p>-84.4300650555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2.jpg</text:p>
          </table:table-cell>
          <table:table-cell office:value-type="string" calcext:value-type="string">
            <text:p>0004513.jpg</text:p>
          </table:table-cell>
          <table:table-cell office:value-type="float" office:value="2.85424502691554" calcext:value-type="float">
            <text:p>2.8542450269</text:p>
          </table:table-cell>
          <table:table-cell office:value-type="float" office:value="11.9642826258641" calcext:value-type="float">
            <text:p>11.9642826259</text:p>
          </table:table-cell>
          <table:table-cell office:value-type="float" office:value="33.8326507035837" calcext:value-type="float">
            <text:p>33.8326507036</text:p>
          </table:table-cell>
          <table:table-cell office:value-type="float" office:value="-84.4300658910748" calcext:value-type="float">
            <text:p>-84.4300658911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3.jpg</text:p>
          </table:table-cell>
          <table:table-cell office:value-type="string" calcext:value-type="string">
            <text:p>0004514.jpg</text:p>
          </table:table-cell>
          <table:table-cell office:value-type="float" office:value="3.08175729908374" calcext:value-type="float">
            <text:p>3.0817572991</text:p>
          </table:table-cell>
          <table:table-cell office:value-type="float" office:value="12.4411199260852" calcext:value-type="float">
            <text:p>12.4411199261</text:p>
          </table:table-cell>
          <table:table-cell office:value-type="float" office:value="33.8326505281031" calcext:value-type="float">
            <text:p>33.8326505281</text:p>
          </table:table-cell>
          <table:table-cell office:value-type="float" office:value="-84.4300668208268" calcext:value-type="float">
            <text:p>-84.4300668208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4.jpg</text:p>
          </table:table-cell>
          <table:table-cell office:value-type="string" calcext:value-type="string">
            <text:p>0004515.jpg</text:p>
          </table:table-cell>
          <table:table-cell office:value-type="float" office:value="3.05133343189644" calcext:value-type="float">
            <text:p>3.0513334319</text:p>
          </table:table-cell>
          <table:table-cell office:value-type="float" office:value="11.8414607787525" calcext:value-type="float">
            <text:p>11.8414607788</text:p>
          </table:table-cell>
          <table:table-cell office:value-type="float" office:value="33.8326599938482" calcext:value-type="float">
            <text:p>33.8326599938</text:p>
          </table:table-cell>
          <table:table-cell office:value-type="float" office:value="-84.4300646752991" calcext:value-type="float">
            <text:p>-84.4300646753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5.jpg</text:p>
          </table:table-cell>
          <table:table-cell office:value-type="string" calcext:value-type="string">
            <text:p>0004516.jpg</text:p>
          </table:table-cell>
          <table:table-cell office:value-type="float" office:value="3.05290871826103" calcext:value-type="float">
            <text:p>3.0529087183</text:p>
          </table:table-cell>
          <table:table-cell office:value-type="float" office:value="11.3707367240764" calcext:value-type="float">
            <text:p>11.3707367241</text:p>
          </table:table-cell>
          <table:table-cell office:value-type="float" office:value="33.8326683050848" calcext:value-type="float">
            <text:p>33.8326683051</text:p>
          </table:table-cell>
          <table:table-cell office:value-type="float" office:value="-84.4300629100409" calcext:value-type="float">
            <text:p>-84.43006291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6.jpg</text:p>
          </table:table-cell>
          <table:table-cell office:value-type="string" calcext:value-type="string">
            <text:p>0004517.jpg</text:p>
          </table:table-cell>
          <table:table-cell office:value-type="float" office:value="3.57403693774921" calcext:value-type="float">
            <text:p>3.5740369377</text:p>
          </table:table-cell>
          <table:table-cell office:value-type="float" office:value="12.8348718522489" calcext:value-type="float">
            <text:p>12.8348718522</text:p>
          </table:table-cell>
          <table:table-cell office:value-type="float" office:value="33.8326593000978" calcext:value-type="float">
            <text:p>33.8326593001</text:p>
          </table:table-cell>
          <table:table-cell office:value-type="float" office:value="-84.4300672762281" calcext:value-type="float">
            <text:p>-84.4300672762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7.jpg</text:p>
          </table:table-cell>
          <table:table-cell office:value-type="string" calcext:value-type="string">
            <text:p>0004518.jpg</text:p>
          </table:table-cell>
          <table:table-cell office:value-type="float" office:value="2.74935930677901" calcext:value-type="float">
            <text:p>2.7493593068</text:p>
          </table:table-cell>
          <table:table-cell office:value-type="float" office:value="9.39650056484706" calcext:value-type="float">
            <text:p>9.3965005648</text:p>
          </table:table-cell>
          <table:table-cell office:value-type="float" office:value="33.8326941639879" calcext:value-type="float">
            <text:p>33.832694164</text:p>
          </table:table-cell>
          <table:table-cell office:value-type="float" office:value="-84.4300557895505" calcext:value-type="float">
            <text:p>-84.4300557896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8.jpg</text:p>
          </table:table-cell>
          <table:table-cell office:value-type="string" calcext:value-type="string">
            <text:p>0004519.jpg</text:p>
          </table:table-cell>
          <table:table-cell office:value-type="float" office:value="3.2089536852546" calcext:value-type="float">
            <text:p>3.2089536853</text:p>
          </table:table-cell>
          <table:table-cell office:value-type="float" office:value="10.4904214832848" calcext:value-type="float">
            <text:p>10.4904214833</text:p>
          </table:table-cell>
          <table:table-cell office:value-type="float" office:value="33.8326884808004" calcext:value-type="float">
            <text:p>33.8326884808</text:p>
          </table:table-cell>
          <table:table-cell office:value-type="float" office:value="-84.4300593914969" calcext:value-type="float">
            <text:p>-84.4300593915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19.jpg</text:p>
          </table:table-cell>
          <table:table-cell office:value-type="string" calcext:value-type="string">
            <text:p>0004520.jpg</text:p>
          </table:table-cell>
          <table:table-cell office:value-type="float" office:value="3.72433107243679" calcext:value-type="float">
            <text:p>3.7243310724</text:p>
          </table:table-cell>
          <table:table-cell office:value-type="float" office:value="11.6984093398146" calcext:value-type="float">
            <text:p>11.6984093398</text:p>
          </table:table-cell>
          <table:table-cell office:value-type="float" office:value="33.8326817824224" calcext:value-type="float">
            <text:p>33.8326817824</text:p>
          </table:table-cell>
          <table:table-cell office:value-type="float" office:value="-84.4300636264861" calcext:value-type="float">
            <text:p>-84.4300636265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0.jpg</text:p>
          </table:table-cell>
          <table:table-cell office:value-type="string" calcext:value-type="string">
            <text:p>0004521.jpg</text:p>
          </table:table-cell>
          <table:table-cell office:value-type="float" office:value="3.05891051584246" calcext:value-type="float">
            <text:p>3.0589105158</text:p>
          </table:table-cell>
          <table:table-cell office:value-type="float" office:value="9.13143503362112" calcext:value-type="float">
            <text:p>9.1314350336</text:p>
          </table:table-cell>
          <table:table-cell office:value-type="float" office:value="33.8327088308273" calcext:value-type="float">
            <text:p>33.8327088308</text:p>
          </table:table-cell>
          <table:table-cell office:value-type="float" office:value="-84.4300540943509" calcext:value-type="float">
            <text:p>-84.4300540944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1.jpg</text:p>
          </table:table-cell>
          <table:table-cell office:value-type="string" calcext:value-type="string">
            <text:p>0004522.jpg</text:p>
          </table:table-cell>
          <table:table-cell office:value-type="float" office:value="3.37837895378081" calcext:value-type="float">
            <text:p>3.3783789538</text:p>
          </table:table-cell>
          <table:table-cell office:value-type="float" office:value="9.60827230607798" calcext:value-type="float">
            <text:p>9.6082723061</text:p>
          </table:table-cell>
          <table:table-cell office:value-type="float" office:value="33.8327086760526" calcext:value-type="float">
            <text:p>33.8327086761</text:p>
          </table:table-cell>
          <table:table-cell office:value-type="float" office:value="-84.4300560169194" calcext:value-type="float">
            <text:p>-84.4300560169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2.jpg</text:p>
          </table:table-cell>
          <table:table-cell office:value-type="string" calcext:value-type="string">
            <text:p>0004523.jpg</text:p>
          </table:table-cell>
          <table:table-cell office:value-type="float" office:value="3.5448428570604" calcext:value-type="float">
            <text:p>3.5448428571</text:p>
          </table:table-cell>
          <table:table-cell office:value-type="float" office:value="9.60486632182309" calcext:value-type="float">
            <text:p>9.6048663218</text:p>
          </table:table-cell>
          <table:table-cell office:value-type="float" office:value="33.8327128138499" calcext:value-type="float">
            <text:p>33.8327128138</text:p>
          </table:table-cell>
          <table:table-cell office:value-type="float" office:value="-84.4300561579844" calcext:value-type="float">
            <text:p>-84.430056158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3.jpg</text:p>
          </table:table-cell>
          <table:table-cell office:value-type="string" calcext:value-type="string">
            <text:p>0004524.jpg</text:p>
          </table:table-cell>
          <table:table-cell office:value-type="float" office:value="3.57326277568441" calcext:value-type="float">
            <text:p>3.5732627757</text:p>
          </table:table-cell>
          <table:table-cell office:value-type="float" office:value="9.20503367985479" calcext:value-type="float">
            <text:p>9.2050336799</text:p>
          </table:table-cell>
          <table:table-cell office:value-type="float" office:value="33.8327204923946" calcext:value-type="float">
            <text:p>33.8327204924</text:p>
          </table:table-cell>
          <table:table-cell office:value-type="float" office:value="-84.4300547016834" calcext:value-type="float">
            <text:p>-84.4300547017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4.jpg</text:p>
          </table:table-cell>
          <table:table-cell office:value-type="string" calcext:value-type="string">
            <text:p>0004525.jpg</text:p>
          </table:table-cell>
          <table:table-cell office:value-type="float" office:value="3.35214831878679" calcext:value-type="float">
            <text:p>3.3521483188</text:p>
          </table:table-cell>
          <table:table-cell office:value-type="float" office:value="8.16344713139112" calcext:value-type="float">
            <text:p>8.1634471314</text:p>
          </table:table-cell>
          <table:table-cell office:value-type="float" office:value="33.8327338988953" calcext:value-type="float">
            <text:p>33.8327338989</text:p>
          </table:table-cell>
          <table:table-cell office:value-type="float" office:value="-84.4300505569619" calcext:value-type="float">
            <text:p>-84.430050557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5.jpg</text:p>
          </table:table-cell>
          <table:table-cell office:value-type="string" calcext:value-type="string">
            <text:p>0004526.jpg</text:p>
          </table:table-cell>
          <table:table-cell office:value-type="float" office:value="3.51181313965438" calcext:value-type="float">
            <text:p>3.5118131397</text:p>
          </table:table-cell>
          <table:table-cell office:value-type="float" office:value="8.09353415365237" calcext:value-type="float">
            <text:p>8.0935341537</text:p>
          </table:table-cell>
          <table:table-cell office:value-type="float" office:value="33.8327386433325" calcext:value-type="float">
            <text:p>33.8327386433</text:p>
          </table:table-cell>
          <table:table-cell office:value-type="float" office:value="-84.4300514490785" calcext:value-type="float">
            <text:p>-84.4300514491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6.jpg</text:p>
          </table:table-cell>
          <table:table-cell office:value-type="string" calcext:value-type="string">
            <text:p>0004527.jpg</text:p>
          </table:table-cell>
          <table:table-cell office:value-type="float" office:value="3.55079762502382" calcext:value-type="float">
            <text:p>3.550797625</text:p>
          </table:table-cell>
          <table:table-cell office:value-type="float" office:value="7.72463729730563" calcext:value-type="float">
            <text:p>7.7246372973</text:p>
          </table:table-cell>
          <table:table-cell office:value-type="float" office:value="33.8327460544609" calcext:value-type="float">
            <text:p>33.8327460545</text:p>
          </table:table-cell>
          <table:table-cell office:value-type="float" office:value="-84.430050957588" calcext:value-type="float">
            <text:p>-84.4300509576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7.jpg</text:p>
          </table:table-cell>
          <table:table-cell office:value-type="string" calcext:value-type="string">
            <text:p>0004528.jpg</text:p>
          </table:table-cell>
          <table:table-cell office:value-type="float" office:value="3.54263487708524" calcext:value-type="float">
            <text:p>3.5426348771</text:p>
          </table:table-cell>
          <table:table-cell office:value-type="float" office:value="7.24813669309925" calcext:value-type="float">
            <text:p>7.2481366931</text:p>
          </table:table-cell>
          <table:table-cell office:value-type="float" office:value="33.8327544244902" calcext:value-type="float">
            <text:p>33.8327544245</text:p>
          </table:table-cell>
          <table:table-cell office:value-type="float" office:value="-84.4300499280345" calcext:value-type="float">
            <text:p>-84.430049928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8.jpg</text:p>
          </table:table-cell>
          <table:table-cell office:value-type="string" calcext:value-type="string">
            <text:p>0004529.jpg</text:p>
          </table:table-cell>
          <table:table-cell office:value-type="float" office:value="3.69368659153674" calcext:value-type="float">
            <text:p>3.6936865915</text:p>
          </table:table-cell>
          <table:table-cell office:value-type="float" office:value="7.09844165360172" calcext:value-type="float">
            <text:p>7.0984416536</text:p>
          </table:table-cell>
          <table:table-cell office:value-type="float" office:value="33.8327598858296" calcext:value-type="float">
            <text:p>33.8327598858</text:p>
          </table:table-cell>
          <table:table-cell office:value-type="float" office:value="-84.4300507056331" calcext:value-type="float">
            <text:p>-84.4300507056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29.jpg</text:p>
          </table:table-cell>
          <table:table-cell office:value-type="string" calcext:value-type="string">
            <text:p>0004530.jpg</text:p>
          </table:table-cell>
          <table:table-cell office:value-type="float" office:value="3.71384669928265" calcext:value-type="float">
            <text:p>3.7138466993</text:p>
          </table:table-cell>
          <table:table-cell office:value-type="float" office:value="6.67844205834551" calcext:value-type="float">
            <text:p>6.6784420583</text:p>
          </table:table-cell>
          <table:table-cell office:value-type="float" office:value="33.8327677531585" calcext:value-type="float">
            <text:p>33.8327677532</text:p>
          </table:table-cell>
          <table:table-cell office:value-type="float" office:value="-84.4300499971149" calcext:value-type="float">
            <text:p>-84.4300499971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30.jpg</text:p>
          </table:table-cell>
          <table:table-cell office:value-type="string" calcext:value-type="string">
            <text:p>0004531.jpg</text:p>
          </table:table-cell>
          <table:table-cell office:value-type="float" office:value="3.60147511155229" calcext:value-type="float">
            <text:p>3.6014751116</text:p>
          </table:table-cell>
          <table:table-cell office:value-type="float" office:value="6.01762650183773" calcext:value-type="float">
            <text:p>6.0176265018</text:p>
          </table:table-cell>
          <table:table-cell office:value-type="float" office:value="33.8327777604133" calcext:value-type="float">
            <text:p>33.8327777604</text:p>
          </table:table-cell>
          <table:table-cell office:value-type="float" office:value="-84.4300477927284" calcext:value-type="float">
            <text:p>-84.4300477927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31.jpg</text:p>
          </table:table-cell>
          <table:table-cell office:value-type="string" calcext:value-type="string">
            <text:p>0004532.jpg</text:p>
          </table:table-cell>
          <table:table-cell office:value-type="float" office:value="3.74257610090652" calcext:value-type="float">
            <text:p>3.7425761009</text:p>
          </table:table-cell>
          <table:table-cell office:value-type="float" office:value="5.7946462505762" calcext:value-type="float">
            <text:p>5.7946462506</text:p>
          </table:table-cell>
          <table:table-cell office:value-type="float" office:value="33.8327838798167" calcext:value-type="float">
            <text:p>33.8327838798</text:p>
          </table:table-cell>
          <table:table-cell office:value-type="float" office:value="-84.43004844312" calcext:value-type="float">
            <text:p>-84.4300484431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4532.jpg</text:p>
          </table:table-cell>
          <table:table-cell office:value-type="string" calcext:value-type="string">
            <text:p>0004533.jpg</text:p>
          </table:table-cell>
          <table:table-cell office:value-type="float" office:value="3.73233521757509" calcext:value-type="float">
            <text:p>3.7323352176</text:p>
          </table:table-cell>
          <table:table-cell office:value-type="float" office:value="5.32004742028017" calcext:value-type="float">
            <text:p>5.3200474203</text:p>
          </table:table-cell>
          <table:table-cell office:value-type="float" office:value="33.8327922322429" calcext:value-type="float">
            <text:p>33.8327922322</text:p>
          </table:table-cell>
          <table:table-cell office:value-type="float" office:value="-84.4300473916423" calcext:value-type="float">
            <text:p>-84.4300473916</text:p>
          </table:table-cell>
          <table:table-cell table:style-name="Default" office:value-type="float" office:value="33.78162" calcext:value-type="float">
            <text:p>33.78162</text:p>
          </table:table-cell>
          <table:table-cell table:style-name="Default" office:value-type="float" office:value="-84.39225" calcext:value-type="float">
            <text:p>-84.39225</text:p>
          </table:table-cell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16:48:45.10307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9:19:39.707390793</dc:date>
    <meta:editing-duration>PT2H38M36S</meta:editing-duration>
    <meta:editing-cycles>4</meta:editing-cycles>
    <meta:generator>LibreOffice/5.1.6.2$Linux_X86_64 LibreOffice_project/10m0$Build-2</meta:generator>
    <meta:document-statistic meta:table-count="1" meta:cell-count="264" meta:object-count="0"/>
  </office:meta>
</office:document-meta>
</file>